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6pt solid #000000" style:text-align-source="fix" style:repeat-content="false" fo:border-left="none" fo:border-right="0.99pt solid #000000" fo:border-top="0.99pt solid #000000"/>
      <style:paragraph-properties fo:text-align="center"/>
      <style:text-properties fo:color="#00000a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4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0.99pt solid #000000" fo:border-top="none"/>
      <style:paragraph-properties fo:text-align="center"/>
      <style:text-properties fo:color="#00000a" style:text-outline="false" style:text-line-through-style="none" style:text-line-through-type="none" style:font-name="Times New Roman" fo:font-size="12pt" fo:language="ru" fo:country="RU" fo:font-style="normal" fo:text-shadow="none" style:text-underline-style="none" fo:font-weight="normal" style:text-underline-mode="continuous" style:text-overline-mode="continuous" style:text-line-through-mode="continuous" style:font-name-asian="Times New Roman1" style:font-size-asian="14pt" style:language-asian="ru" style:country-asian="RU" style:font-style-asian="normal" style:font-weight-asian="normal" style:font-name-complex="Times New Roman" style:font-size-complex="12pt" style:language-complex="ar" style:country-complex="SA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4" table:default-cell-style-name="Default"/>
        <table:table-row table:style-name="ro1">
          <table:table-cell table:number-columns-repeated="4"/>
        </table:table-row>
        <table:table-row table:style-name="ro1">
          <table:table-cell office:value-type="float" office:value="0.001" calcext:value-type="float">
            <text:p>0,001</text:p>
          </table:table-cell>
          <table:table-cell office:value-type="float" office:value="256" calcext:value-type="float">
            <text:p>256</text:p>
          </table:table-cell>
          <table:table-cell office:value-type="float" office:value="1024" calcext:value-type="float">
            <text:p>1024</text:p>
          </table:table-cell>
          <table:table-cell office:value-type="float" office:value="4096" calcext:value-type="float">
            <text:p>4096</text:p>
          </table:table-cell>
        </table:table-row>
        <table:table-row table:style-name="ro2">
          <table:table-cell/>
          <table:table-cell table:style-name="ce1" office:value-type="float" office:value="0.27632" calcext:value-type="float">
            <text:p>0,27632</text:p>
          </table:table-cell>
          <table:table-cell table:style-name="ce1" office:value-type="float" office:value="10.2641" calcext:value-type="float">
            <text:p>10,2641</text:p>
          </table:table-cell>
          <table:table-cell table:style-name="ce1" office:value-type="float" office:value="468.717" calcext:value-type="float">
            <text:p>468,717</text:p>
          </table:table-cell>
        </table:table-row>
        <table:table-row table:style-name="ro2">
          <table:table-cell/>
          <table:table-cell table:style-name="ce2" office:value-type="float" office:value="0.3224" calcext:value-type="float">
            <text:p>0,3224</text:p>
          </table:table-cell>
          <table:table-cell table:style-name="ce2" office:value-type="float" office:value="13.9988" calcext:value-type="float">
            <text:p>13,9988</text:p>
          </table:table-cell>
          <table:table-cell table:style-name="ce2" office:value-type="float" office:value="637.878" calcext:value-type="float">
            <text:p>637,878</text:p>
          </table:table-cell>
        </table:table-row>
        <table:table-row table:style-name="ro2">
          <table:table-cell/>
          <table:table-cell table:style-name="ce2" office:value-type="float" office:value="0.237056" calcext:value-type="float">
            <text:p>0,237056</text:p>
          </table:table-cell>
          <table:table-cell table:style-name="ce2" office:value-type="float" office:value="8.77702" calcext:value-type="float">
            <text:p>8,77702</text:p>
          </table:table-cell>
          <table:table-cell table:style-name="ce2" office:value-type="float" office:value="441.127" calcext:value-type="float">
            <text:p>441,127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formula="of:=[.B3]*[.$A$2]" office:value-type="float" office:value="0.00027632" calcext:value-type="float">
            <text:p>0,00027632</text:p>
          </table:table-cell>
          <table:table-cell table:formula="of:=[.C3]*[.$A$2]" office:value-type="float" office:value="0.0102641" calcext:value-type="float">
            <text:p>0,0102641</text:p>
          </table:table-cell>
          <table:table-cell table:formula="of:=[.D3]*[.$A$2]" office:value-type="float" office:value="0.468717" calcext:value-type="float">
            <text:p>0,468717</text:p>
          </table:table-cell>
        </table:table-row>
        <table:table-row table:style-name="ro1">
          <table:table-cell/>
          <table:table-cell table:formula="of:=[.B4]*[.$A$2]" office:value-type="float" office:value="0.0003224" calcext:value-type="float">
            <text:p>0,0003224</text:p>
          </table:table-cell>
          <table:table-cell table:formula="of:=[.C4]*[.$A$2]" office:value-type="float" office:value="0.0139988" calcext:value-type="float">
            <text:p>0,0139988</text:p>
          </table:table-cell>
          <table:table-cell table:formula="of:=[.D4]*[.$A$2]" office:value-type="float" office:value="0.637878" calcext:value-type="float">
            <text:p>0,637878</text:p>
          </table:table-cell>
        </table:table-row>
        <table:table-row table:style-name="ro1">
          <table:table-cell/>
          <table:table-cell table:formula="of:=[.B5]*[.$A$2]" office:value-type="float" office:value="0.000237056" calcext:value-type="float">
            <text:p>0,000237056</text:p>
          </table:table-cell>
          <table:table-cell table:formula="of:=[.C5]*[.$A$2]" office:value-type="float" office:value="0.00877702" calcext:value-type="float">
            <text:p>0,00877702</text:p>
          </table:table-cell>
          <table:table-cell table:formula="of:=[.D5]*[.$A$2]" office:value-type="float" office:value="0.441127" calcext:value-type="float">
            <text:p>0,441127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formula="of:=2*[.B$2]^3/[.B8]" office:value-type="float" office:value="121433236826.867" calcext:value-type="float">
            <text:p>121433236826,867</text:p>
          </table:table-cell>
          <table:table-cell table:formula="of:=2*[.C$2]^3/[.C8]" office:value-type="float" office:value="209222790892.528" calcext:value-type="float">
            <text:p>209222790892,528</text:p>
          </table:table-cell>
          <table:table-cell table:formula="of:=2*[.D$2]^3/[.D8]" office:value-type="float" office:value="293223743691.823" calcext:value-type="float">
            <text:p>293223743691,823</text:p>
          </table:table-cell>
        </table:table-row>
        <table:table-row table:style-name="ro1">
          <table:table-cell/>
          <table:table-cell table:formula="of:=2*[.B$2]^3/[.B9]" office:value-type="float" office:value="104077022332.506" calcext:value-type="float">
            <text:p>104077022332,506</text:p>
          </table:table-cell>
          <table:table-cell table:formula="of:=2*[.C$2]^3/[.C9]" office:value-type="float" office:value="153404838128.983" calcext:value-type="float">
            <text:p>153404838128,983</text:p>
          </table:table-cell>
          <table:table-cell table:formula="of:=2*[.D$2]^3/[.D9]" office:value-type="float" office:value="215462758508.68" calcext:value-type="float">
            <text:p>215462758508,68</text:p>
          </table:table-cell>
        </table:table-row>
        <table:table-row table:style-name="ro1">
          <table:table-cell/>
          <table:table-cell table:formula="of:=2*[.B$2]^3/[.B10]" office:value-type="float" office:value="141546436285.097" calcext:value-type="float">
            <text:p>141546436285,097</text:p>
          </table:table-cell>
          <table:table-cell table:formula="of:=2*[.C$2]^3/[.C10]" office:value-type="float" office:value="244671158092.382" calcext:value-type="float">
            <text:p>244671158092,382</text:p>
          </table:table-cell>
          <table:table-cell table:formula="of:=2*[.D$2]^3/[.D10]" office:value-type="float" office:value="311563231160.187" calcext:value-type="float">
            <text:p>311563231160,187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formula="of:=10^-9" office:value-type="float" office:value="0.000000001" calcext:value-type="float">
            <text:p>0,000000001</text:p>
          </table:table-cell>
          <table:table-cell table:formula="of:=[.$A$17]*[.B13]" office:value-type="float" office:value="121.433236826867" calcext:value-type="float">
            <text:p>121,433236826867</text:p>
          </table:table-cell>
          <table:table-cell table:formula="of:=[.$A$17]*[.C13]" office:value-type="float" office:value="209.222790892528" calcext:value-type="float">
            <text:p>209,222790892528</text:p>
          </table:table-cell>
          <table:table-cell table:formula="of:=[.$A$17]*[.D13]" office:value-type="float" office:value="293.223743691823" calcext:value-type="float">
            <text:p>293,223743691823</text:p>
          </table:table-cell>
        </table:table-row>
        <table:table-row table:style-name="ro1">
          <table:table-cell/>
          <table:table-cell table:formula="of:=[.$A$17]*[.B14]" office:value-type="float" office:value="104.077022332506" calcext:value-type="float">
            <text:p>104,077022332506</text:p>
          </table:table-cell>
          <table:table-cell table:formula="of:=[.$A$17]*[.C14]" office:value-type="float" office:value="153.404838128983" calcext:value-type="float">
            <text:p>153,404838128983</text:p>
          </table:table-cell>
          <table:table-cell table:formula="of:=[.$A$17]*[.D14]" office:value-type="float" office:value="215.46275850868" calcext:value-type="float">
            <text:p>215,46275850868</text:p>
          </table:table-cell>
        </table:table-row>
        <table:table-row table:style-name="ro1">
          <table:table-cell/>
          <table:table-cell table:formula="of:=[.$A$17]*[.B15]" office:value-type="float" office:value="141.546436285097" calcext:value-type="float">
            <text:p>141,546436285097</text:p>
          </table:table-cell>
          <table:table-cell table:formula="of:=[.$A$17]*[.C15]" office:value-type="float" office:value="244.671158092382" calcext:value-type="float">
            <text:p>244,671158092382</text:p>
          </table:table-cell>
          <table:table-cell table:formula="of:=[.$A$17]*[.D15]" office:value-type="float" office:value="311.563231160187" calcext:value-type="float">
            <text:p>311,5632311601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3T18:21:33.530325576</meta:creation-date>
    <dc:date>2024-02-13T18:34:29.702825476</dc:date>
    <meta:editing-duration>PT2M45S</meta:editing-duration>
    <meta:editing-cycles>1</meta:editing-cycles>
    <meta:document-statistic meta:table-count="1" meta:cell-count="41" meta:object-count="0"/>
    <meta:generator>LibreOffice/7.3.7.2$Linux_X86_64 LibreOffice_project/30$Build-2</meta:generator>
  </office:meta>
</office:document-meta>
</file>